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FreeSans" fo:font-size="14pt" officeooo:rsid="0017a639" officeooo:paragraph-rsid="0017a639" style:font-size-asian="14pt" style:font-size-complex="14pt"/>
    </style:style>
    <style:style style:name="P2" style:family="paragraph" style:parent-style-name="Preformatted_20_Text">
      <style:paragraph-properties fo:line-height="200%"/>
      <style:text-properties style:font-name="FreeSans" fo:font-size="14pt" officeooo:rsid="001922ba" officeooo:paragraph-rsid="001922ba" style:font-size-asian="14pt" style:font-size-complex="14pt"/>
    </style:style>
    <style:style style:name="T1" style:family="text">
      <style:text-properties fo:font-weight="bold" style:font-weight-asian="bold" style:font-weight-complex="bold"/>
    </style:style>
    <style:style style:name="T2" style:family="text">
      <style:text-properties officeooo:rsid="001a6b42"/>
    </style:style>
    <style:style style:name="T3" style:family="text">
      <style:text-properties officeooo:rsid="002315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 <text:s text:c="5"/><text:span text:style-name="T1">Reflection Essay</text:span></text:p>
      <text:p text:style-name="P1"/>
      <text:p text:style-name="P2">I find <text:span text:style-name="T3">it </text:span>interesting how the human mind can use patterns to apply heuristics to given Crypto problems. This assignment t<text:span text:style-name="T2">a</text:span>ught me how to think heuristically and use those concepts to create new augmented useful heuristics. <text:span text:style-name="T2">When computing the applicability, I practiced on applying the nine heuristics to 100 random Crypto problems which at the beginning I was struggling with, but as time went by and because of repetition I developed certain patterns that made the application much easier. Furthermore, coming out with three different Crypto problems for each of the heuristics made me stop and understand what each heuristic was conveying. <text:s/>What I noticed while working on this assignment is that it is hard for the computer to come out with numbers that are the same, hence, heuristic nine was never applied and the applicability was 0. Moreover, for a human, it is easier to ‘add’ and ‘subtract’ as opposed to the computer which does not really care and can solve complex Crypto’s very fast. This assignment really made me understand heuristics and finding their hexecutability and applicability. Also, it allowed me to be creative and think outside the box when coming out with new useful predicates, functions, and heuristics which can be applied to any number of Cryp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28T19:56:39.237449232</dc:date>
    <meta:editing-duration>PT10H27M30S</meta:editing-duration>
    <meta:editing-cycles>9</meta:editing-cycles>
    <meta:document-statistic meta:table-count="0" meta:image-count="0" meta:object-count="0" meta:page-count="1" meta:paragraph-count="2" meta:word-count="212" meta:character-count="1305" meta:non-whitespace-character-count="1084"/>
  </office:meta>
</office:document-meta>
</file>